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bodytext">
      <style:paragraph-properties fo:text-align="start" style:justify-single-word="false"/>
    </style:style>
    <style:style style:name="P9" style:family="paragraph" style:parent-style-name="bodytext" style:list-style-name="WW8Num26">
      <style:paragraph-properties fo:margin-top="0.494cm" fo:margin-bottom="0cm"/>
    </style:style>
    <style:style style:name="P10" style:family="paragraph" style:parent-style-name="bodytext" style:list-style-name="WW8Num26">
      <style:paragraph-properties fo:margin-top="0.494cm" fo:margin-bottom="0cm"/>
    </style:style>
    <style:style style:name="P11" style:family="paragraph" style:parent-style-name="bodytext" style:list-style-name="WW8Num26">
      <style:paragraph-properties fo:margin-top="0cm" fo:margin-bottom="0.494cm"/>
    </style:style>
    <style:style style:name="P12" style:family="paragraph" style:parent-style-name="bodytext" style:list-style-name="WW8Num26">
      <style:paragraph-properties fo:margin-top="0cm" fo:margin-bottom="0.494cm"/>
    </style:style>
    <style:style style:name="P13" style:family="paragraph" style:parent-style-name="bodytext" style:list-style-name="WW8Num32">
      <style:paragraph-properties fo:margin-top="0cm" fo:margin-bottom="0cm"/>
    </style:style>
    <style:style style:name="P14" style:family="paragraph" style:parent-style-name="bodytext" style:list-style-name="WW8Num32">
      <style:paragraph-properties fo:margin-top="0cm" fo:margin-bottom="0cm"/>
    </style:style>
    <style:style style:name="P15" style:family="paragraph" style:parent-style-name="bodytext" style:list-style-name="WW8Num32">
      <style:paragraph-properties fo:margin-top="0cm" fo:margin-bottom="0cm"/>
    </style:style>
    <style:style style:name="P16" style:family="paragraph" style:parent-style-name="bodytext" style:list-style-name="WW8Num32">
      <style:paragraph-properties fo:margin-top="0cm" fo:margin-bottom="0cm"/>
    </style:style>
    <style:style style:name="P17" style:family="paragraph" style:parent-style-name="bodytext" style:list-style-name="WW8Num32">
      <style:paragraph-properties fo:margin-top="0cm" fo:margin-bottom="0cm"/>
    </style:style>
    <style:style style:name="P18" style:family="paragraph" style:parent-style-name="bodytext" style:list-style-name="WW8Num32">
      <style:paragraph-properties fo:margin-top="0cm" fo:margin-bottom="0cm"/>
    </style:style>
    <style:style style:name="P19" style:family="paragraph" style:parent-style-name="bodytext" style:list-style-name="WW8Num32">
      <style:paragraph-properties fo:margin-top="0cm" fo:margin-bottom="0cm"/>
    </style:style>
    <style:style style:name="P20" style:family="paragraph" style:parent-style-name="bodytext" style:list-style-name="WW8Num32">
      <style:paragraph-properties fo:margin-top="0cm" fo:margin-bottom="0cm"/>
    </style:style>
    <style:style style:name="P21" style:family="paragraph" style:parent-style-name="bodytext" style:list-style-name="WW8Num32">
      <style:paragraph-properties fo:margin-top="0cm" fo:margin-bottom="0cm"/>
    </style:style>
    <style:style style:name="P22" style:family="paragraph" style:parent-style-name="bodytext" style:list-style-name="WW8Num32">
      <style:paragraph-properties fo:margin-top="0cm" fo:margin-bottom="0cm"/>
    </style:style>
    <style:style style:name="P23" style:family="paragraph" style:parent-style-name="bodytext" style:list-style-name="WW8Num32">
      <style:paragraph-properties fo:margin-top="0cm" fo:margin-bottom="0cm"/>
    </style:style>
    <style:style style:name="P24" style:family="paragraph" style:parent-style-name="bodytext" style:list-style-name="WW8Num32">
      <style:paragraph-properties fo:margin-top="0cm" fo:margin-bottom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менения в ТЗ от 03.03.2008 г.</text:p>
      <text:p text:style-name="P1"/>
      <text:p text:style-name="P2">Нижеследующий документ описывает дополнения и замечания к ТЗ <text:span text:style-name="T1">«На разработку программы ведения путевых листов и расчета основных эксплуатационных характеристик автоколонны группы компаний <text:s/>”Ангел” » от 08.02.2008 года.</text:span></text:p>
      <text:p text:style-name="P2"><text:span text:style-name="T1"/></text:p>
      <text:list text:style-name="L1">
        <text:list-item>
          <text:p text:style-name="P3"><text:span text:style-name="T1">Необходимо добавить новый справочник «Физические лица» в программу. Макет формы приведен в приложении к документу. </text:span></text:p>
        </text:list-item>
      </text:list>
      <text:p text:style-name="P2"><text:span text:style-name="T1"/></text:p>
      <text:p text:style-name="bodytext">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<text:list text:style-name="WW8Num26">
        <text:list-item>
          <text:p text:style-name="P9">Фильтры поиска сотрудников по фамилии, имени или отчеству, мобильному, домашнему, рабочему телефонам.</text:p>
        </text:list-item>
        <text:list-item>
          <text:p text:style-name="P11">Поле-лист, содержащее информацию о каждом сотруднике в виде:</text:p>
        </text:list-item>
      </text:list>
      <text:list text:style-name="WW8Num32">
        <text:list-item>
          <text:p text:style-name="P13">Пол</text:p>
        </text:list-item>
        <text:list-item>
          <text:p text:style-name="P13">Дата рождения</text:p>
        </text:list-item>
        <text:list-item>
          <text:p text:style-name="P13">Мобильный телефон</text:p>
        </text:list-item>
        <text:list-item>
          <text:p text:style-name="P13">Домашний телефон</text:p>
        </text:list-item>
        <text:list-item>
          <text:p text:style-name="P13">Рабочий телефон</text:p>
        </text:list-item>
        <text:list-item>
          <text:p text:style-name="P13">ФИО</text:p>
        </text:list-item>
      </text:list>
      <text:p text:style-name="P8"><text:span text:style-name="T1">На <text:s/>форме должна быть возможность добавления, редактирования и удаления записи в поле по п.</text:span><text:span text:style-name="T2">b</text:span><text:span text:style-name="T1">.</text:span></text:p>
      <text:list text:style-name="L1" text:continue-numbering="true">
        <text:list-header>
          <text:p text:style-name="P3"><text:span text:style-name="T1"/></text:p>
        </text:list-header>
        <text:list-item>
          <text:p text:style-name="P3"><text:span text:style-name="T1">Справочник категорий товаров считать необязательным для реализации в рамках ТЗ. Справочник не влияет на выполнение функций Программы. (см. п. 8.9 ТЗ)</text:span></text:p>
        </text:list-item>
        <text:list-item>
          <text:p text:style-name="P3"><text:span text:style-name="T1">Необходимо добавить справочник видов топлива. Макет формы приведен в приложении к документу. </text:span></text:p>
        </text:list-item>
      </text:list>
      <text:p text:style-name="P2"><text:span text:style-name="T1"/></text:p>
      <text:p text:style-name="bodytext">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<text:list text:style-name="WW8Num26" text:continue-numbering="true">
        <text:list-item>
          <text:p text:style-name="P9">Фильтры поиска видов топлива по названию, марке, модели, сезону.</text:p>
        </text:list-item>
        <text:list-item>
          <text:p text:style-name="P11">Поле-лист, содержащее информацию о каждом сотруднике в виде:</text:p>
        </text:list-item>
      </text:list>
      <text:list text:style-name="WW8Num32">
        <text:list-item>
          <text:p text:style-name="P13">Название вида топлива</text:p>
        </text:list-item>
        <text:list-item>
          <text:p text:style-name="P13">Марка автомобиля, для которого применяется данный вид топлива</text:p>
        </text:list-item>
        <text:list-item>
          <text:p text:style-name="P13">Модель автомобиля, для которой применяется данный вид топлива</text:p>
        </text:list-item>
        <text:list-item>
          <text:p text:style-name="P13">Норма расхода топлива на 100 км.</text:p>
        </text:list-item>
        <text:list-item>
          <text:p text:style-name="P13">Сезон (Зима, Лето)</text:p>
          <text:p text:style-name="P13"/>
        </text:list-item>
      </text:list>
      <text:p text:style-name="P8"><text:span text:style-name="T1">На <text:s/>форме должна быть возможность добавления, редактирования и удаления записи в поле по п.</text:span><text:span text:style-name="T2">b</text:span><text:span text:style-name="T1">.</text:span></text:p>
      <text:list text:style-name="L1" text:continue-numbering="true">
        <text:list-header>
          <text:p text:style-name="P3"><text:soft-page-break/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odytext" style:family="paragraph" style:parent-style-name="Standard">
      <style:paragraph-properties fo:margin-top="0.494cm" fo:margin-bottom="0.494cm"/>
    </style:style>
    <style:style style:name="Numbering_20_Symbols" style:display-name="Numbering Symbols" style:family="text"/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6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1.376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2.646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6.456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0.26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07T07:59:33</meta:creation-date>
    <dc:date>2008-03-07T08:41:47</dc:date>
    <meta:editing-cycles>2</meta:editing-cycles>
    <meta:editing-duration>PT42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4" meta:word-count="221" meta:character-count="1628"/>
  </office:meta>
</office:document-meta>
</file>